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Horizontal_20_Line">
      <style:text-properties officeooo:paragraph-rsid="000bdde2"/>
    </style:style>
    <style:style style:name="P2" style:family="paragraph" style:parent-style-name="Text_20_body">
      <style:text-properties officeooo:paragraph-rsid="000bdde2"/>
    </style:style>
    <style:style style:name="P3" style:family="paragraph" style:parent-style-name="Heading_20_1">
      <style:text-properties fo:font-size="14pt" officeooo:paragraph-rsid="000bdde2" style:font-size-asian="14pt" style:font-size-complex="14pt"/>
    </style:style>
    <style:style style:name="P4" style:family="paragraph" style:parent-style-name="Heading_20_1">
      <style:paragraph-properties fo:text-align="center" style:justify-single-word="false"/>
      <style:text-properties fo:font-size="14pt" officeooo:paragraph-rsid="000cde27" style:font-size-asian="14pt" style:font-size-complex="14pt"/>
    </style:style>
    <style:style style:name="P5" style:family="paragraph" style:parent-style-name="Heading_20_2">
      <style:text-properties fo:font-size="14pt" officeooo:paragraph-rsid="000bdde2" style:font-size-asian="14pt" style:font-size-complex="14pt"/>
    </style:style>
    <style:style style:name="P6" style:family="paragraph" style:parent-style-name="Heading_20_2">
      <style:text-properties fo:font-size="14pt" officeooo:rsid="000cde27" officeooo:paragraph-rsid="000cde27" style:font-size-asian="14pt" style:font-size-complex="14pt"/>
    </style:style>
    <style:style style:name="P7" style:family="paragraph" style:parent-style-name="Heading_20_2">
      <style:text-properties fo:font-size="12pt" officeooo:paragraph-rsid="000bdde2" style:font-size-asian="12pt" style:font-size-complex="12pt"/>
    </style:style>
    <style:style style:name="P8" style:family="paragraph" style:parent-style-name="Heading_20_3">
      <style:text-properties officeooo:paragraph-rsid="000bdde2"/>
    </style:style>
    <style:style style:name="P9" style:family="paragraph" style:parent-style-name="Heading_20_3">
      <style:text-properties fo:font-size="14pt" officeooo:paragraph-rsid="000bdde2" style:font-size-asian="14pt" style:font-size-complex="14pt"/>
    </style:style>
    <style:style style:name="P10" style:family="paragraph" style:parent-style-name="Standard">
      <style:text-properties style:font-name="Times New Roman" fo:font-size="12pt" fo:font-weight="bold" officeooo:paragraph-rsid="000cde27" style:font-name-asian="Times New Roman1" style:font-size-asian="12pt" style:font-weight-asian="bold" style:font-name-complex="Times New Roman1" style:font-size-complex="12pt"/>
    </style:style>
    <style:style style:name="P11" style:family="paragraph" style:parent-style-name="Standard">
      <style:paragraph-properties fo:margin-top="0cm" fo:margin-bottom="0cm" style:contextual-spacing="false" fo:line-height="150%" fo:text-align="center" style:justify-single-word="false"/>
      <style:text-properties style:font-name="Times New Roman" fo:font-size="12pt" officeooo:paragraph-rsid="000cde27" style:font-name-asian="Times New Roman1" style:font-size-asian="12pt" style:font-name-complex="Times New Roman1" style:font-size-complex="12pt"/>
    </style:style>
    <style:style style:name="P12" style:family="paragraph" style:parent-style-name="Standard">
      <style:paragraph-properties fo:margin-left="6.701cm" fo:margin-top="0cm" fo:margin-bottom="0cm" style:contextual-spacing="false" fo:line-height="150%" fo:text-align="justify" style:justify-single-word="false"/>
      <style:text-properties style:font-name="Times New Roman" fo:font-size="12pt" officeooo:paragraph-rsid="000cde27" style:font-name-asian="Times New Roman1" style:font-size-asian="12pt" style:font-name-complex="Times New Roman1" style:font-size-complex="12pt"/>
    </style:style>
    <style:style style:name="P13" style:family="paragraph" style:parent-style-name="Standard">
      <style:paragraph-properties fo:text-align="center" style:justify-single-word="false"/>
      <style:text-properties style:font-name="Times New Roman" fo:font-size="12pt" officeooo:paragraph-rsid="000cde27" style:font-name-asian="Times New Roman1" style:font-size-asian="12pt" style:font-name-complex="Times New Roman1" style:font-size-complex="12pt"/>
    </style:style>
    <style:style style:name="P14" style:family="paragraph" style:parent-style-name="Standard">
      <style:text-properties style:font-name="Times New Roman" fo:font-size="12pt" officeooo:paragraph-rsid="000cde27" style:font-name-asian="Times New Roman1" style:font-size-asian="12pt" style:font-name-complex="Times New Roman1" style:font-size-complex="12pt"/>
    </style:style>
    <style:style style:name="P15" style:family="paragraph" style:parent-style-name="Standard">
      <style:paragraph-properties fo:margin-top="0cm" fo:margin-bottom="0cm" style:contextual-spacing="false" fo:line-height="150%" fo:text-align="center" style:justify-single-word="false" fo:keep-with-next="always"/>
      <style:text-properties officeooo:paragraph-rsid="000cde27"/>
    </style:style>
    <style:style style:name="P16" style:family="paragraph" style:parent-style-name="Standard">
      <style:paragraph-properties fo:margin-top="0cm" fo:margin-bottom="0cm" style:contextual-spacing="false" fo:line-height="150%" fo:text-align="center" style:justify-single-word="false"/>
      <style:text-properties officeooo:paragraph-rsid="000cde27"/>
    </style:style>
    <style:style style:name="P17" style:family="paragraph" style:parent-style-name="Standard">
      <style:paragraph-properties fo:margin-left="6.701cm" fo:margin-top="0cm" fo:margin-bottom="0cm" style:contextual-spacing="false" fo:line-height="150%" fo:text-align="justify" style:justify-single-word="false"/>
      <style:text-properties officeooo:paragraph-rsid="000cde27"/>
    </style:style>
    <style:style style:name="P18" style:family="paragraph" style:parent-style-name="Standard">
      <style:paragraph-properties fo:text-align="center" style:justify-single-word="false"/>
      <style:text-properties officeooo:paragraph-rsid="000cde27"/>
    </style:style>
    <style:style style:name="P19" style:family="paragraph" style:parent-style-name="Standard">
      <style:paragraph-properties fo:margin-top="0cm" fo:margin-bottom="0cm" style:contextual-spacing="false" fo:line-height="150%" fo:text-align="center" style:justify-single-word="false"/>
      <style:text-properties officeooo:rsid="000cde27" officeooo:paragraph-rsid="000cde27"/>
    </style:style>
    <style:style style:name="P20" style:family="paragraph" style:parent-style-name="Standard">
      <style:paragraph-properties fo:text-align="center" style:justify-single-word="false"/>
      <style:text-properties fo:color="#000000" loext:opacity="100%" style:font-name="Times New Roman" fo:font-size="12pt" fo:font-weight="bold" officeooo:paragraph-rsid="000cde27" style:font-name-asian="Times New Roman1" style:font-size-asian="12pt" style:font-weight-asian="bold" style:font-name-complex="Times New Roman1" style:font-size-complex="12pt"/>
    </style:style>
    <style:style style:name="P21" style:family="paragraph" style:parent-style-name="Text_20_body">
      <style:text-properties fo:font-size="14pt" officeooo:paragraph-rsid="000bdde2" style:font-size-asian="14pt" style:font-size-complex="14pt"/>
    </style:style>
    <style:style style:name="P22" style:family="paragraph" style:parent-style-name="Text_20_body">
      <style:text-properties officeooo:paragraph-rsid="000bdde2"/>
    </style:style>
    <style:style style:name="T1" style:family="text">
      <style:text-properties fo:font-size="14pt" style:font-size-asian="14pt" style:font-size-complex="14pt"/>
    </style:style>
    <style:style style:name="T2" style:family="text">
      <style:text-properties officeooo:rsid="000cde27"/>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officeooo:rsid="000cde27" style:font-name-asian="Times New Roman1" style:font-size-asian="12pt" style:font-name-complex="Times New Roman1" style:font-size-complex="12pt"/>
    </style:style>
    <style:style style:name="T5" style:family="text">
      <style:text-properties style:font-name="Times New Roman" fo:font-size="12pt" fo:font-weight="bold" style:font-name-asian="Times New Roman1" style:font-size-asian="12pt" style:font-weight-asian="bold"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loext:marker-style-name="T3"><text:span text:style-name="T3">FACULDADE </text:span><text:span text:style-name="T4">INTERNACIONAL DA PARAÍBA</text:span></text:p>
      <text:p text:style-name="P15" loext:marker-style-name="T3"><text:span text:style-name="T3">CURSO DE BACHARELADO EM </text:span><text:span text:style-name="T4">CIÊNCIA DA COMPUTAÇÃO</text:span></text:p>
      <text:p text:style-name="P11" loext:marker-style-name="T3"/>
      <text:p text:style-name="P11" loext:marker-style-name="T3"/>
      <text:p text:style-name="P19" loext:marker-style-name="T3"><text:span text:style-name="T3">ERICLYS LUCKAS LOCIO DA SILVA</text:span></text:p>
      <text:p text:style-name="P16" loext:marker-style-name="T3"><text:span text:style-name="T3">(e-mail:</text:span><text:span text:style-name="T4">Ericlysluckas2@hotmail.com</text:span><text:span text:style-name="T3"> <text:s text:c="8"/>)</text:span></text:p>
      <text:p text:style-name="P18" loext:marker-style-name="T3"><text:span text:style-name="T3"/></text:p>
      <text:p text:style-name="P18" loext:marker-style-name="T3"><text:span text:style-name="T3"/></text:p>
      <text:p text:style-name="P18" loext:marker-style-name="T3"><text:span text:style-name="T3"/></text:p>
      <text:p text:style-name="P18" loext:marker-style-name="T3"><text:span text:style-name="T3"/></text:p>
      <text:p text:style-name="P18" loext:marker-style-name="T3"><text:span text:style-name="T3"/></text:p>
      <text:p text:style-name="P18" loext:marker-style-name="T3"><text:span text:style-name="T3"/></text:p>
      <text:p text:style-name="P13" loext:marker-style-name="T3"/>
      <text:p text:style-name="P13" loext:marker-style-name="T3"/>
      <text:h text:style-name="P4" text:outline-level="1"><text:span text:style-name="T5">O IMPACTO DA TECNOLOGIA NA COMUNICAÇÃO DE MARCA</text:span></text:h>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9" loext:marker-style-name="T3"><text:soft-page-break/><text:span text:style-name="T3">ERICLYS LUCKAS LOCIO DA SILVA</text:span></text:p>
      <text:p text:style-name="P19" loext:marker-style-name="T3"><text:span text:style-name="T3"/></text:p>
      <text:p text:style-name="P19" loext:marker-style-name="T3"><text:span text:style-name="T3"/></text:p>
      <text:p text:style-name="P19" loext:marker-style-name="T3"><text:span text:style-name="T3"/></text:p>
      <text:p text:style-name="P19" loext:marker-style-name="T3"><text:span text:style-name="T3"/></text:p>
      <text:p text:style-name="P14" loext:marker-style-name="T3"/>
      <text:p text:style-name="P13" loext:marker-style-name="T3"/>
      <text:h text:style-name="P4" text:outline-level="1"><text:span text:style-name="T5">O IMPACTO DA TECNOLOGIA NA COMUNICAÇÃO DE MARCA</text:span></text:h>
      <text:p text:style-name="P20"/>
      <text:p text:style-name="P20"/>
      <text:p text:style-name="P17" loext:marker-style-name="T3"><text:span text:style-name="T3">Trabalho apresentado ao Curso de </text:span><text:span text:style-name="T4">Ciência da Computação</text:span><text:span text:style-name="T3"> como requisito parcial para obtenção da nota da Unidade Curricular (UC) de Marketing, branding e prospecção de mercados.</text:span></text:p>
      <text:p text:style-name="P12" loext:marker-style-name="T3"/>
      <text:p text:style-name="P12" loext:marker-style-name="T3"/>
      <text:p text:style-name="P12" loext:marker-style-name="T3"/>
      <text:p text:style-name="P17" loext:marker-style-name="T3"><text:span text:style-name="T3">Professoras: Prof.ª CLEIDE MARA BARBOSA DA CRUZ</text:span></text:p>
      <text:p text:style-name="P17" loext:marker-style-name="T3"><text:span text:style-name="T3"/></text:p>
      <text:p text:style-name="P10" loext:marker-style-name="T5"/>
      <text:p text:style-name="P10" loext:marker-style-name="T5"/>
      <text:p text:style-name="P10" loext:marker-style-name="T5"/>
      <text:p text:style-name="P10" loext:marker-style-name="T5"/>
      <text:p text:style-name="P10" loext:marker-style-name="T5"/>
      <text:p text:style-name="P10" loext:marker-style-name="T5"/>
      <text:p text:style-name="P14" loext:marker-style-name="T3"/>
      <text:h text:style-name="P3" text:outline-level="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h text:style-name="P3" text:outline-level="1">O IMPACTO DA TECNOLOGIA NA COMUNICAÇÃO DE MARCA</text:h>
      <text:h text:style-name="P5" text:outline-level="2">RESUMO</text:h>
      <text:p text:style-name="P2">A evolução tecnológica transformou a comunicação de marca, permitindo novas formas de interação e engajamento com os consumidores. Este estudo analisa como ferramentas tecnológicas, como inteligência artificial, redes sociais, automação de marketing e big data, têm influenciado a forma como as marcas se comunicam e se relacionam com seu público-alvo. O objetivo é destacar a importância da tecnologia na criação de estratégias de comunicação eficazes que não apenas promovam produtos, mas também construam relacionamentos duradouros. A metodologia é exploratória e qualitativa, baseada em revisão bibliográfica e estudos de caso, incluindo entrevistas com profissionais de marketing e análise de campanhas de sucesso. Conclui-se que a tecnologia não só facilita a comunicação, mas também permite personalização e agilidade, aspectos essenciais para o sucesso no ambiente competitivo atual.</text:p>
      <text:p text:style-name="P2"><text:span text:style-name="Strong_20_Emphasis">PALAVRAS-CHAVE:</text:span> Tecnologia; Comunicação de Marca; Marketing Digital; Inteligência Artificial.</text:p>
      <text:h text:style-name="P5" text:outline-level="2">1. INTRODUÇÃO</text:h>
      <text:p text:style-name="P2">Nos últimos anos, a tecnologia transformou significativamente a forma como as marcas se comunicam com os consumidores. Ferramentas como redes sociais, e-mail marketing, chatbots e inteligência artificial têm permitido interações mais rápidas e personalizadas, mudando o paradigma do marketing tradicional. A comunicação de marca agora vai além de mensagens unidimensionais, envolvendo diálogos e experiências que promovem um engajamento mais profundo.</text:p>
      <text:p text:style-name="P2">Este estudo tem como objetivo analisar o impacto da tecnologia na comunicação de marca, abordando a importância das novas ferramentas e suas implicações na construção de relacionamentos duradouros com os consumidores. A relevância desse tema se destaca em um mercado cada vez mais competitivo, onde a inovação e a capacidade de adaptação são cruciais para o sucesso das empresas.</text:p>
      <text:h text:style-name="P7" text:outline-level="2">2. <text:span text:style-name="T1">REFERENCIAL TEÓRICO</text:span></text:h>
      <text:h text:style-name="P9" text:outline-level="3">2.1 Tecnologia e Comunicação</text:h>
      <text:p text:style-name="P2">A comunicação de marca é uma parte essencial da estratégia de marketing. Segundo Kotler e Keller (2016), a comunicação eficaz não se limita à divulgação de produtos, mas também inclui a construção de relacionamentos. A tecnologia tem desempenhado um papel fundamental nesse processo, oferecendo novas plataformas e ferramentas que permitem um diálogo bidirecional entre marcas e consumidores. A utilização de diferentes canais e formatos de conteúdo (vídeos, posts, blogs) se tornou essencial para engajar o público.</text:p>
      <text:h text:style-name="P9" text:outline-level="3"><text:soft-page-break/>2.2 Redes Sociais e Interação Direta</text:h>
      <text:p text:style-name="P2">As redes sociais revolucionaram a forma como as marcas interagem com os consumidores. Plataformas como Instagram, Facebook e Twitter possibilitam que as empresas se comuniquem de maneira mais informal e próxima, permitindo feedback em tempo real. De acordo com Kaplan e Haenlein (2010), as redes sociais são fundamentais para o desenvolvimento de uma comunidade em torno da marca, o que pode resultar em lealdade e advocacy.</text:p>
      <text:p text:style-name="P2">A interação nas redes sociais é caracterizada por um ambiente colaborativo, onde os consumidores não são apenas receptores, mas co-criadores de valor. A promoção de conteúdos gerados pelo usuário (UGC) é uma estratégia que tem ganhado força, pois não só engaja os consumidores, mas também gera autenticidade e credibilidade.</text:p>
      <text:h text:style-name="P9" text:outline-level="3">2.3 Inteligência Artificial e Personalização</text:h>
      <text:p text:style-name="P2">A inteligência artificial (IA) tem permitido que as marcas ofereçam experiências personalizadas, analisando dados do consumidor para prever comportamentos e preferências. Chatbots, por exemplo, têm se tornado comuns no atendimento ao cliente, proporcionando respostas rápidas e 24/7, o que melhora a experiência do consumidor e a eficiência operacional (Huang &amp; Rust, 2021).</text:p>
      <text:p text:style-name="P2">Além disso, a personalização vai além do simples uso do nome do consumidor em e-mails. Envolve a análise de dados para entender os interesses e comportamentos dos consumidores, permitindo que as marcas enviem mensagens e ofertas específicas que atendam às suas necessidades individuais. A IA não apenas melhora a personalização, mas também automatiza processos que antes eram manuais, economizando tempo e recursos.</text:p>
      <text:h text:style-name="P9" text:outline-level="3">2.4 Automação de Marketing e Eficiência</text:h>
      <text:p text:style-name="P2">A automação de marketing é outra tecnologia que tem revolucionado a comunicação de marca. Ferramentas de automação permitem que as marcas segmentem suas audiências e enviem mensagens personalizadas em momentos estratégicos, aumentando as taxas de conversão e melhorando o retorno sobre investimento (ROI) (Chaffey, 2021).</text:p>
      <text:p text:style-name="P2">Essa automação permite a criação de funis de vendas mais eficientes, onde os leads são nutridos de maneira automatizada até estarem prontos para a conversão. Além disso, a análise de dados sobre o desempenho das campanhas em tempo real possibilita ajustes imediatos, otimizando continuamente a estratégia de marketing.</text:p>
      <text:h text:style-name="P8" text:outline-level="3">2.5 Big Data e Tomada de Decisão</text:h>
      <text:p text:style-name="P2">O uso de big data na comunicação de marca é fundamental para entender as tendências do mercado e o comportamento do consumidor. A análise de grandes volumes de dados permite que as marcas identifiquem padrões e insights que podem informar suas estratégias de marketing. Segundo uma pesquisa da Deloitte (2019), empresas que utilizam big data em suas decisões de marketing são 5 vezes mais propensas a tomar decisões mais rápidas e precisas.</text:p>
      <text:p text:style-name="P2">O big data não apenas auxilia na segmentação do público, mas também permite a identificação de oportunidades de mercado e a avaliação da eficácia das campanhas. A capacidade de prever tendências e comportamentos é um diferencial competitivo significativo, permitindo que as marcas se posicionem proativamente.</text:p>
      <text:h text:style-name="P5" text:outline-level="2"><text:soft-page-break/>3. PROCEDIMENTOS METODOLÓGICOS</text:h>
      <text:p text:style-name="P2">Esta pesquisa caracteriza-se como exploratória e qualitativa. Para a coleta de dados, foram realizadas entrevistas semiestruturadas com profissionais de marketing de empresas que implementaram tecnologias de comunicação com sucesso. Além disso, foi feita uma análise de campanhas de marketing digital inovadoras. A amostra incluiu 10 profissionais de diferentes setores, garantindo uma diversidade de perspectivas. A revisão bibliográfica abrangeu artigos, livros e estudos de caso relevantes.</text:p>
      <text:h text:style-name="P5" text:outline-level="2">4. DISCUSSÕES E RELAÇÃO TEÓRICO-PRÁTICA</text:h>
      <text:p text:style-name="P2">A análise dos dados coletados revela que a tecnologia não só aprimora a eficiência da comunicação de marca, mas também transforma a forma como os consumidores percebem e se envolvem com as marcas. Por exemplo, marcas que utilizam redes sociais para criar comunidades engajadas conseguem gerar um senso de pertencimento entre os consumidores, resultando em maior lealdade.</text:p>
      <text:p text:style-name="P2">Além disso, a personalização proporcionada pela inteligência artificial tem se mostrado eficaz na captação e retenção de clientes. Um estudo da McKinsey (2020) indicou que empresas que utilizam a personalização conseguem aumentar suas vendas em até 20%. Isso evidencia que a capacidade de entender e antecipar as necessidades do consumidor é um diferencial competitivo significativo.</text:p>
      <text:p text:style-name="P2">Entretanto, é crucial que as marcas não apenas adotem novas tecnologias, mas que o façam de forma ética e transparente. A privacidade dos dados do consumidor é uma preocupação crescente, e marcas que não respeitam essa privacidade podem sofrer danos irreparáveis à sua reputação (Wright &amp; Bennett, 2020).</text:p>
      <text:p text:style-name="P2">Adicionalmente, a crescente dependência da tecnologia pode levar a desafios, como a desumanização da comunicação. Enquanto as ferramentas digitais facilitam a interação, é essencial que as marcas mantenham um toque humano em suas comunicações. Um estudo da PwC (2018) mostrou que 59% dos consumidores acreditam que as empresas precisam demonstrar que se importam mais com eles e menos com seus lucros.</text:p>
      <text:h text:style-name="P5" text:outline-level="2">5. CONSIDERAÇÕES FINAIS</text:h>
      <text:p text:style-name="P2">Este estudo conclui que a tecnologia exerce um papel vital na comunicação de marca, permitindo interações mais eficientes e personalizadas. O uso de redes sociais, inteligência artificial e automação de marketing não só melhora a eficiência operacional, mas também contribui para a construção de relacionamentos mais fortes entre marcas e consumidores.</text:p>
      <text:p text:style-name="P2">A implementação dessas tecnologias deve ser feita com cuidado, levando em consideração questões éticas e a privacidade do consumidor. Marcas que se adaptarem a essas novas dinâmicas estarão melhor posicionadas para prosperar em um mercado competitivo.</text:p>
      <text:p text:style-name="P2">A comunicação de marca no futuro dependerá da capacidade das empresas de integrar tecnologia e empatia, criando experiências que ressoem com os consumidores e construam lealdade a longo prazo. O equilíbrio entre tecnologia e humanização será crucial para o sucesso das marcas nos próximos anos.</text:p>
      <text:h text:style-name="P5" text:outline-level="2"><text:soft-page-break/>AGRADECIMENTOS</text:h>
      <text:p text:style-name="P2">Agradecemos à Faculdade <text:span text:style-name="T2">FPB</text:span> e a professor<text:span text:style-name="T2">a CLEIDE MARA BARBOSA DA CRUZ </text:span>da UC pelo incentivo à pesquisa.</text:p>
      <text:h text:style-name="P6" text:outline-level="2">REFERÊNCIAS</text:h>
      <text:p text:style-name="P2">CHAFFEY, D. (2021). Marketing Digital: Estratégia, Implementação e Prática. Pearson.<text:line-break/>DELOITTE. (2019). "Analytics e Big Data: A Vantagem Competitiva". Deloitte Insights.<text:line-break/>EPSILON. (2018). "O Poder do Eu: O Impacto da Personalização no Comportamento do Consumidor".<text:line-break/>KAPLAN, A. M., &amp; HAENLEIN, M. (2010). "Usuários do mundo, uni-vos! Os desafios e oportunidades das Mídias Sociais." Business Horizons, 53(1), 59-68.<text:line-break/>KOTLER, P., &amp; KELLER, K. L. (2016). Administração de Marketing. Pearson.<text:line-break/>McKINSEY. (2020). "O estado da IA em 2020." McKinsey &amp; Company.<text:line-break/>PwC. (2018). "Série de Inteligência do Consumidor: O que os Clientes Realmente Querem de Sua Marca". PwC.<text:line-break/>WRIGHT, D., &amp; BENNETT, C. (2020). "Privacidade e proteção de dados: um tema crítico para a confiança do consumidor". Journal of Business Ethics, 165(1), 23-38.</text:p>
      <text:p text:style-name="P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08:07:40.889000000</meta:creation-date>
    <dc:date>2024-10-02T08:52:31.723000000</dc:date>
    <meta:editing-duration>PT2M21S</meta:editing-duration>
    <meta:editing-cycles>2</meta:editing-cycles>
    <meta:generator>LibreOffice/24.2.1.2$Windows_X86_64 LibreOffice_project/db4def46b0453cc22e2d0305797cf981b68ef5ac</meta:generator>
    <meta:document-statistic meta:table-count="0" meta:image-count="0" meta:object-count="0" meta:page-count="6" meta:paragraph-count="46" meta:word-count="1452" meta:character-count="9903" meta:non-whitespace-character-count="8489"/>
  </office:meta>
</office:document-meta>
</file>